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ploy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1:20:58.500326287</meta:creation-date>
    <dc:date>2020-10-11T11:21:51.813211620</dc:date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NeoOffice/3.2017.23$MacOSX_X86_64 NeoOffice_project/0</meta:generator>
  </office:meta>
</office:document-meta>
</file>